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f33cd" officeooo:paragraph-rsid="000f33cd"/>
    </style:style>
    <style:style style:name="P2" style:family="paragraph" style:parent-style-name="Standard">
      <style:text-properties officeooo:rsid="000f33cd" officeooo:paragraph-rsid="000f33cd"/>
    </style:style>
    <style:style style:name="P3" style:family="paragraph" style:parent-style-name="Standard">
      <style:text-properties officeooo:rsid="000fa7ee" officeooo:paragraph-rsid="000fa7ee"/>
    </style:style>
    <style:style style:name="T1" style:family="text">
      <style:text-properties officeooo:rsid="000fa7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 : </text:p>
      <text:p text:style-name="P1"/>
      <text:p text:style-name="P1">Police : Cute Font <text:s/><text:span text:style-name="T1">ou </text:span><text:s/><text:span text:style-name="T1">Indie Flower ou Pacifico ou Lobster ou Amatic SC ou <text:s/>Dancing Script ou Gloria Hallelujah <text:s/>ou great vibes ou sacramento </text:span></text:p>
      <text:p text:style-name="P1"/>
      <text:p text:style-name="P1"/>
      <text:p text:style-name="P3">Titres : <text:s/>Ranga ou Righteous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0:53:58.777426584</meta:creation-date>
    <dc:date>2018-11-19T11:02:03.780707886</dc:date>
    <meta:editing-duration>PT6M15S</meta:editing-duration>
    <meta:editing-cycles>2</meta:editing-cycles>
    <meta:generator>LibreOffice/6.0.6.2$MacOSX_X86_64 LibreOffice_project/0c292870b25a325b5ed35f6b45599d2ea4458e77</meta:generator>
    <meta:document-statistic meta:table-count="0" meta:image-count="0" meta:object-count="0" meta:page-count="1" meta:paragraph-count="3" meta:word-count="32" meta:character-count="180" meta:non-whitespace-character-count="143"/>
  </office:meta>
</office:document-meta>
</file>